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solid"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6" style:family="graphic" style:parent-style-name="objectwithoutfill">
      <style:graphic-properties svg:stroke-width="0.05cm" svg:stroke-color="#800000" draw:marker-start-width="0.275cm" draw:marker-end-width="0.275cm" draw:fill="none" draw:textarea-vertical-align="middle" fo:padding-top="0.15cm" fo:padding-bottom="0.15cm" fo:padding-left="0.275cm" fo:padding-right="0.275cm"/>
    </style:style>
    <style:style style:name="gr7" style:family="graphic" style:parent-style-name="objectwithoutfill">
      <style:graphic-properties draw:stroke="dash" draw:stroke-dash="Fine_20_Dashed" svg:stroke-width="0.03cm" draw:marker-start-width="0.245cm" draw:marker-end-width="0.245cm" draw:fill="none" draw:textarea-vertical-align="middle" fo:padding-top="0.14cm" fo:padding-bottom="0.14cm" fo:padding-left="0.265cm" fo:padding-right="0.265cm"/>
    </style:style>
    <style:style style:name="gr8" style:family="graphic" style:parent-style-name="objectwithoutfill">
      <style:graphic-properties draw:stroke="dash" draw:stroke-dash="Fine_20_Dashed" draw:fill="none" draw:textarea-vertical-align="middle"/>
    </style:style>
    <style:style style:name="gr9" style:family="graphic" style:parent-style-name="objectwithoutfill">
      <style:graphic-properties draw:fill="none" draw:textarea-vertical-align="middle"/>
    </style:style>
    <style:style style:name="gr10" style:family="graphic" style:parent-style-name="objectwithoutfill">
      <style:graphic-properties svg:stroke-width="0.05cm" svg:stroke-color="#ff0000" draw:marker-start-width="0.275cm" draw:marker-end-width="0.275cm" draw:fill="none" draw:textarea-vertical-align="middle" fo:padding-top="0.15cm" fo:padding-bottom="0.15cm" fo:padding-left="0.275cm" fo:padding-right="0.275cm"/>
    </style:style>
    <style:style style:name="gr11" style:family="graphic" style:parent-style-name="objectwithoutfill">
      <style:graphic-properties draw:stroke="dash" draw:stroke-dash="Ultrafine_20_Dashed" svg:stroke-color="#ff000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fo:min-height="1.044cm"/>
    </style:style>
    <style:style style:name="gr14" style:family="graphic" style:parent-style-name="objectwithoutfill">
      <style:graphic-properties svg:stroke-color="#ff0000" draw:marker-end="Arrow" draw:marker-end-width="0.3cm" draw:fill="none" draw:textarea-vertical-align="middle"/>
    </style:style>
    <style:style style:name="gr15" style:family="graphic" style:parent-style-name="objectwithoutfill">
      <style:graphic-properties svg:stroke-color="#0000ff" draw:marker-end="Arrow" draw:marker-end-width="0.3cm" draw:fill="none" draw:textarea-vertical-align="middle"/>
    </style:style>
    <style:style style:name="gr16" style:family="graphic" style:parent-style-name="standard">
      <style:graphic-properties draw:fill="solid" draw:fill-color="#00ae00" draw:textarea-vertical-align="middle"/>
    </style:style>
    <style:style style:name="gr17" style:family="graphic" style:parent-style-name="standard">
      <style:graphic-properties svg:stroke-color="#000000" draw:marker-start="Arrow" draw:marker-start-width="0.3cm" draw:marker-end="Arrow" draw:marker-end-width="0.3cm" draw:textarea-vertical-align="middle"/>
    </style:style>
    <style:style style:name="gr18" style:family="graphic" style:parent-style-name="standard">
      <style:graphic-properties draw:fill="solid" draw:fill-color="#ffffff" draw:textarea-vertical-align="middle"/>
    </style:style>
    <style:style style:name="gr19" style:family="graphic" style:parent-style-name="objectwithoutfill">
      <style:graphic-properties draw:stroke="dash" draw:stroke-dash="Ultrafine_20_Dashed" svg:stroke-width="0.05cm" svg:stroke-color="#ff0000" draw:marker-start-width="0.275cm" draw:marker-end-width="0.275cm" draw:fill="none" draw:textarea-vertical-align="middle" fo:padding-top="0.15cm" fo:padding-bottom="0.15cm" fo:padding-left="0.275cm" fo:padding-right="0.275cm"/>
    </style:style>
    <style:style style:name="gr20" style:family="graphic" style:parent-style-name="objectwithoutfill">
      <style:graphic-properties draw:stroke="dash" draw:stroke-dash="Ultrafine_20_Dashed" svg:stroke-width="0.05cm" svg:stroke-color="#000080" draw:marker-start-width="0.275cm" draw:marker-end-width="0.275cm" draw:fill="none" draw:textarea-vertical-align="middle" fo:padding-top="0.15cm" fo:padding-bottom="0.15cm" fo:padding-left="0.275cm" fo:padding-right="0.275cm"/>
    </style:style>
    <style:style style:name="gr21" style:family="graphic" style:parent-style-name="objectwithoutfill">
      <style:graphic-properties svg:stroke-width="0.05cm" svg:stroke-color="#000080" draw:marker-start-width="0.275cm" draw:marker-end-width="0.275cm" draw:fill="none" draw:textarea-vertical-align="middle" fo:padding-top="0.15cm" fo:padding-bottom="0.15cm" fo:padding-left="0.275cm" fo:padding-right="0.275cm"/>
    </style:style>
    <style:style style:name="gr22" style:family="graphic" style:parent-style-name="objectwithoutfill">
      <style:graphic-properties draw:stroke="solid" draw:stroke-dash="Ultrafine_20_Dashed" svg:stroke-width="0.05cm" svg:stroke-color="#ff0000" draw:marker-start-width="0.275cm" draw:marker-end-width="0.275cm" draw:fill="none" draw:textarea-vertical-align="middle" fo:padding-top="0.15cm" fo:padding-bottom="0.15cm" fo:padding-left="0.275cm" fo:padding-right="0.275cm"/>
    </style:style>
    <style:style style:name="gr23" style:family="graphic" style:parent-style-name="objectwithoutfill">
      <style:graphic-properties draw:stroke="dash"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24"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25" style:family="graphic" style:parent-style-name="objectwithoutfill">
      <style:graphic-properties draw:stroke="dash" draw:stroke-dash="Fine_20_Dashed" draw:marker-end="Arrow" draw:marker-end-width="0.3cm" draw:fill="none" draw:textarea-vertical-align="middle"/>
    </style:style>
    <style:style style:name="gr26" style:family="graphic" style:parent-style-name="objectwithoutfill">
      <style:graphic-properties draw:stroke="solid" draw:stroke-dash="Fine_20_Dashed" svg:stroke-width="0.02cm" draw:fill="none" draw:textarea-vertical-align="middle" fo:padding-top="0.135cm" fo:padding-bottom="0.135cm" fo:padding-left="0.26cm" fo:padding-right="0.26cm"/>
    </style:style>
    <style:style style:name="gr27" style:family="graphic" style:parent-style-name="objectwithoutfill">
      <style:graphic-properties draw:stroke="dash" draw:stroke-dash="Ultrafine_20_Dashed" svg:stroke-width="0.02cm" draw:fill="none" draw:textarea-vertical-align="middle" fo:padding-top="0.135cm" fo:padding-bottom="0.135cm" fo:padding-left="0.26cm" fo:padding-right="0.26cm"/>
    </style:style>
    <style:style style:name="gr28" style:family="graphic" style:parent-style-name="standard">
      <style:graphic-properties draw:stroke="none" draw:stroke-dash="Fine_20_Dashed" svg:stroke-width="0.02cm" svg:stroke-color="#000000" draw:fill="none" draw:fill-color="#ffffff" draw:textarea-horizontal-align="left" draw:auto-grow-height="true" draw:auto-grow-width="true" fo:min-height="0cm" fo:min-width="0cm" fo:padding-top="0.135cm" fo:padding-bottom="0.135cm" fo:padding-left="0.26cm" fo:padding-right="0.26cm"/>
    </style:style>
    <style:style style:name="gr29" style:family="graphic" style:parent-style-name="standard">
      <style:graphic-properties draw:textarea-vertical-align="middle"/>
    </style:style>
    <style:style style:name="gr30" style:family="graphic" style:parent-style-name="standard">
      <style:graphic-properties draw:stroke="none" svg:stroke-color="#000000" draw:fill="none" draw:fill-color="#ffffff" fo:min-height="0.3cm"/>
    </style:style>
    <style:style style:name="co1" style:family="table-column">
      <style:table-column-properties style:column-width="1.337cm" style:use-optimal-column-width="false"/>
    </style:style>
    <style:style style:name="co2" style:family="table-column">
      <style:table-column-properties style:column-width="2.032cm" style:use-optimal-column-width="false"/>
    </style:style>
    <style:style style:name="co3" style:family="table-column">
      <style:table-column-properties style:column-width="1.952cm" style:use-optimal-column-width="false"/>
    </style:style>
    <style:style style:name="co4" style:family="table-column">
      <style:table-column-properties style:column-width="2.112cm" style:use-optimal-column-width="false"/>
    </style:style>
    <style:style style:name="co5" style:family="table-column">
      <style:table-column-properties style:column-width="1.733cm" style:use-optimal-column-width="false"/>
    </style:style>
    <style:style style:name="co6" style:family="table-column">
      <style:table-column-properties style:column-width="2.344cm" style:use-optimal-column-width="false"/>
    </style:style>
    <style:style style:name="ro1" style:family="table-row">
      <style:table-row-properties style:row-height="0.954cm"/>
    </style:style>
    <style:style style:name="ro2" style:family="table-row">
      <style:table-row-properties style:row-height="3.209cm"/>
    </style:style>
    <style:style style:name="ce1" style:family="table-cell">
      <style:graphic-properties draw:fill="none" style:repeat="repeat"/>
      <style:paragraph-properties fo:text-align="center" fo:border-left="none" fo:border-right="none" fo:border-top="none" fo:border-bottom="0.001cm solid #000000"/>
    </style:style>
    <style:style style:name="ce2" style:family="table-cell">
      <style:graphic-properties draw:fill="none" style:repeat="repeat"/>
      <style:paragraph-properties fo:text-align="center" fo:border-left="none" fo:border-right="0.001cm solid #000000" fo:border-top="none" fo:border-bottom="0.001cm solid #000000"/>
    </style:style>
    <style:style style:name="ce3" style:family="table-cell">
      <style:graphic-properties draw:fill="none" style:repeat="repeat"/>
      <style:paragraph-properties fo:border="none"/>
    </style:style>
    <style:style style:name="ce4" style:family="table-cell">
      <style:graphic-properties draw:fill="none" style:repeat="repeat"/>
      <style:paragraph-properties fo:border-left="none" fo:border-right="0.001cm solid #000000" fo:border-top="none" fo:border-bottom="none"/>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color="#008000" fo:font-size="10pt" style:font-size-asian="10pt" style:font-size-complex="10pt"/>
    </style:style>
    <style:style style:name="P4" style:family="paragraph">
      <style:text-properties fo:color="#800000" fo:font-size="10pt" style:font-size-asian="10pt" style:font-size-complex="10pt"/>
    </style:style>
    <style:style style:name="P5" style:family="paragraph">
      <style:paragraph-properties fo:text-align="center"/>
      <style:text-properties fo:font-size="14pt" style:font-size-asian="14pt" style:font-size-complex="14pt"/>
    </style:style>
    <style:style style:name="P6" style:family="paragraph">
      <style:text-properties fo:font-size="12pt" style:font-size-asian="12pt" style:font-size-complex="12pt"/>
    </style:style>
    <style:style style:name="P7" style:family="paragraph">
      <style:text-properties fo:font-size="14pt" style:font-size-asian="14pt" style:font-size-complex="14pt"/>
    </style:style>
    <style:style style:name="P8" style:family="paragraph">
      <style:paragraph-properties style:text-autospace="none"/>
    </style:style>
    <style:style style:name="P9" style:family="paragraph">
      <style:text-properties fo:color="#ff0000" fo:font-size="16pt" style:font-size-asian="16pt" style:font-size-complex="16pt"/>
    </style:style>
    <style:style style:name="P10" style:family="paragraph">
      <style:text-properties fo:color="#000000" fo:font-size="16pt" style:font-size-asian="16pt" style:font-size-complex="16pt"/>
    </style:style>
    <style:style style:name="P11" style:family="paragraph">
      <style:text-properties fo:font-size="15pt" style:font-size-asian="15pt" style:font-size-complex="15pt"/>
    </style:style>
    <style:style style:name="P12" style:family="paragraph">
      <style:text-properties fo:color="#ff0000" fo:font-size="14pt" style:font-size-asian="14pt" style:font-size-complex="14pt"/>
    </style:style>
    <style:style style:name="P13" style:family="paragraph">
      <style:text-properties fo:color="#0000ff" fo:font-size="14pt" style:font-size-asian="14pt" style:font-size-complex="14pt"/>
    </style:style>
    <style:style style:name="P14" style:family="paragraph">
      <style:text-properties fo:color="#000080" style:text-position="sub 58%" fo:font-size="13pt" style:font-size-asian="13pt" style:font-size-complex="13pt"/>
    </style:style>
    <style:style style:name="P15" style:family="paragraph">
      <style:text-properties fo:color="#000080" fo:font-size="13pt" style:font-size-asian="13pt" style:font-size-complex="13pt"/>
    </style:style>
    <style:style style:name="P16" style:family="paragraph">
      <style:paragraph-properties fo:text-align="center"/>
      <style:text-properties fo:font-size="12pt" style:font-size-asian="12pt" style:font-size-complex="12pt"/>
    </style:style>
    <style:style style:name="P17" style:family="paragraph">
      <style:text-properties fo:color="#ff0000" fo:font-size="13pt" style:font-size-asian="13pt" style:font-size-complex="13pt"/>
    </style:style>
    <style:style style:name="P18" style:family="paragraph">
      <style:text-properties fo:color="#008000" fo:font-size="13pt" style:font-size-asian="13pt" style:font-size-complex="13pt"/>
    </style:style>
    <style:style style:name="P19" style:family="paragraph">
      <style:text-properties fo:font-size="10pt" style:font-size-asian="10pt" style:font-size-complex="10pt"/>
    </style:style>
    <style:style style:name="P20" style:family="paragraph">
      <style:text-properties fo:font-size="13pt" style:font-size-asian="13pt" style:font-size-complex="13pt"/>
    </style:style>
    <style:style style:name="P21" style:family="paragraph">
      <style:text-properties fo:color="#cfe7f5" fo:font-size="13pt" style:font-size-asian="13pt" style:font-size-complex="13pt"/>
    </style:style>
    <style:style style:name="T1" style:family="text">
      <style:text-properties fo:font-size="16pt" style:font-size-asian="16pt" style:font-size-complex="16pt"/>
    </style:style>
    <style:style style:name="T2" style:family="text">
      <style:text-properties fo:color="#008000" fo:font-size="10pt" style:font-size-asian="10pt" style:font-size-complex="10pt"/>
    </style:style>
    <style:style style:name="T3" style:family="text">
      <style:text-properties fo:color="#800000" fo:font-size="10pt" style:font-size-asian="10pt" style:font-size-complex="10pt"/>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color="#ff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8" style:family="text">
      <style:text-properties style:text-position="sub 58%" fo:font-size="16pt" style:font-size-asian="16pt" style:font-size-complex="16pt"/>
    </style:style>
    <style:style style:name="T9" style:family="text">
      <style:text-properties fo:font-size="15pt" style:font-size-asian="15pt" style:font-size-complex="15pt"/>
    </style:style>
    <style:style style:name="T10" style:family="text">
      <style:text-properties fo:color="#ff0000" fo:font-size="14pt" style:font-size-asian="14pt" style:font-size-complex="14pt"/>
    </style:style>
    <style:style style:name="T11" style:family="text">
      <style:text-properties fo:color="#0000ff" fo:font-size="14pt" style:font-size-asian="14pt" style:font-size-complex="14pt"/>
    </style:style>
    <style:style style:name="T12" style:family="text">
      <style:text-properties fo:color="#000080" fo:font-size="13pt" style:font-size-asian="13pt" style:font-size-complex="13pt"/>
    </style:style>
    <style:style style:name="T13" style:family="text">
      <style:text-properties fo:color="#000080" style:text-position="sub 58%" fo:font-size="13pt" style:font-size-asian="13pt" style:font-size-complex="13pt"/>
    </style:style>
    <style:style style:name="T14" style:family="text">
      <style:text-properties fo:color="#ff0000" fo:font-size="13pt" style:font-size-asian="13pt" style:font-size-complex="13pt"/>
    </style:style>
    <style:style style:name="T15" style:family="text">
      <style:text-properties fo:color="#008000" fo:font-size="13pt" style:font-size-asian="13pt" style:font-size-complex="13pt"/>
    </style:style>
    <style:style style:name="T16" style:family="text">
      <style:text-properties fo:font-size="10pt" style:font-size-asian="10pt" style:font-size-complex="10pt"/>
    </style:style>
    <style:style style:name="T17" style:family="text">
      <style:text-properties style:text-position="sub 58%"/>
    </style:style>
    <style:style style:name="T18" style:family="text">
      <style:text-properties style:text-position="sub 58%" fo:font-size="18pt" style:font-size-asian="18pt" style:font-size-complex="18pt"/>
    </style:style>
    <style:style style:name="T19"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3.2cm" svg:y1="9.9cm" svg:x2="3.2cm" svg:y2="3.6cm">
          <text:p/>
        </draw:line>
        <draw:line draw:style-name="gr1" draw:text-style-name="P1" draw:layer="layout" svg:x1="2.7cm" svg:y1="9.5cm" svg:x2="16cm" svg:y2="9.5cm">
          <text:p/>
        </draw:line>
        <draw:frame draw:style-name="gr2" draw:text-style-name="P2" draw:layer="layout" svg:width="2.4cm" svg:height="1cm" svg:x="1.1cm" svg:y="3.6cm">
          <draw:text-box>
            <text:p><text:span text:style-name="T1">Erreur</text:span></text:p>
          </draw:text-box>
        </draw:frame>
        <draw:frame draw:style-name="gr3" draw:text-style-name="P2" draw:layer="layout" svg:width="3.321cm" svg:height="0.882cm" svg:x="13.479cm" svg:y="9.7cm">
          <draw:text-box>
            <text:p><text:span text:style-name="T1">Complexité</text:span></text:p>
          </draw:text-box>
        </draw:frame>
        <draw:path draw:style-name="gr4" draw:text-style-name="P1" draw:layer="layout" svg:width="3.699cm" svg:height="10.124cm" draw:transform="rotate (-1.68110113552181) translate (13.4638704368807cm 6.01461754785698cm)" svg:viewBox="0 0 3700 10125" svg:d="m0 10125c385-54 1082-220 1473-453 464-275 720-757 1040-1164 323-411 566-882 736-1371 145-419 294-847 341-1289 44-412 128-798 107-1222-22-432-47-851-62-1284-15-448-32-658-109-1354l-221-1988">
          <text:p/>
        </draw:path>
        <draw:frame draw:style-name="gr3" draw:text-style-name="P3" draw:layer="layout" svg:width="2.005cm" svg:height="0.64cm" svg:x="4cm" svg:y="8.26cm">
          <draw:text-box>
            <text:p><text:span text:style-name="T2">Erreur LS</text:span></text:p>
          </draw:text-box>
        </draw:frame>
        <draw:path draw:style-name="gr5" draw:text-style-name="P1" draw:layer="layout" svg:width="5.634cm" svg:height="10.344cm" draw:transform="rotate (-1.46014245221937) translate (13.7777176861778cm 3.69928840356473cm)" svg:viewBox="0 0 5635 10345" svg:d="m0 10339c158 21 315-19 462-71 170-59 333-145 481-248 163-114 335-209 478-355 134-137 286-259 409-409 111-136 225-274 333-416 104-138 1017-1545 1095-1694 77-145 167-281 245-426 76-142 151-281 214-430 60-144 689-1588 767-1730 74-137 115-293 185-434 69-139 270-738 339-884 86-183 85-291 125-440 39-148 70-293 109-442s71-295 125-440c54-142 106-475 125-628 18-148 125-1143 143-1292">
          <text:p/>
        </draw:path>
        <draw:frame draw:style-name="gr3" draw:text-style-name="P3" draw:layer="layout" svg:width="2.411cm" svg:height="0.64cm" svg:x="4.989cm" svg:y="7.56cm">
          <draw:text-box>
            <text:p><text:span text:style-name="T2">Erreur LS++</text:span></text:p>
          </draw:text-box>
        </draw:frame>
        <draw:path draw:style-name="gr6" draw:text-style-name="P1" draw:layer="layout" svg:width="5.694cm" svg:height="6.755cm" draw:transform="rotate (-0.843168561639488) translate (8.68625139286674cm 0.13031496189682cm)" svg:viewBox="0 0 5695 6756" svg:d="m0 6755c200 9 951-86 1133-96 168-10 325-86 485-139 161-54 324-104 485-159 152-53 301-118 442-197 148-82 886-491 1024-594 129-97 425-372 537-473 106-97 193-208 305-301s175-234 282-337c110-108 401-685 464-822 61-137 491-1303 533-1802 34-639-106-1835-106-1835">
          <text:p/>
        </draw:path>
        <draw:path draw:style-name="gr6" draw:text-style-name="P1" draw:layer="layout" svg:width="5.251cm" svg:height="9.504cm" draw:transform="skewX (-7.46245049746353E-017) rotate (-1.15191730631723) translate (12.219364701009cm 0.773588322138102cm)" svg:viewBox="0 0 5252 9505" svg:d="m0 9499c159-5 317 27 477-22 181-56 364-117 531-215 155-90 308-188 466-275 144-81 255-207 394-292 145-88 364-292 488-400s1372-1360 1707-1867 915-1563 1068-2152c100-387 70-1331 112-1482 40-140-61-1213-103-1378-46-177-147-334-250-485-102-148-180-314-276-466-84-135-188-259-303-368l-113-97v0">
          <text:p/>
        </draw:path>
        <draw:frame draw:style-name="gr3" draw:text-style-name="P4" draw:layer="layout" svg:width="2.026cm" svg:height="0.64cm" svg:x="10.574cm" svg:y="5.7cm">
          <draw:text-box>
            <text:p><text:span text:style-name="T3">Erreur TS</text:span></text:p>
          </draw:text-box>
        </draw:frame>
        <draw:frame draw:style-name="gr3" draw:text-style-name="P4" draw:layer="layout" svg:width="2.432cm" svg:height="0.64cm" svg:x="12.168cm" svg:y="6.4cm">
          <draw:text-box>
            <text:p><text:span text:style-name="T3">Erreur TS++</text:span></text:p>
          </draw:text-box>
        </draw:frame>
        <draw:line draw:style-name="gr7" draw:text-style-name="P1" draw:layer="layout" svg:x1="8cm" svg:y1="3.8cm" svg:x2="8cm" svg:y2="10.1cm">
          <text:p/>
        </draw:line>
        <draw:frame draw:style-name="gr3" draw:text-style-name="P5" draw:layer="layout" svg:width="2.97cm" svg:height="1.361cm" svg:x="6.5cm" svg:y="10.2cm">
          <draw:text-box>
            <text:p text:style-name="P1"><text:span text:style-name="T4">Complexité</text:span></text:p>
            <text:p text:style-name="P1"><text:span text:style-name="T4">optimale</text:span></text:p>
          </draw:text-box>
        </draw:frame>
        <draw:line draw:style-name="gr1" draw:text-style-name="P1" draw:layer="layout" svg:x1="7.8cm" svg:y1="4.5cm" svg:x2="6cm" svg:y2="4.5cm">
          <text:p/>
        </draw:line>
        <draw:line draw:style-name="gr1" draw:text-style-name="P1" draw:layer="layout" svg:x1="8.2cm" svg:y1="4.5cm" svg:x2="10.1cm" svg:y2="4.5cm">
          <text:p/>
        </draw:line>
        <draw:frame draw:style-name="gr3" draw:text-style-name="P6" draw:layer="layout" svg:width="2.606cm" svg:height="0.725cm" svg:x="5.4cm" svg:y="3.7cm">
          <draw:text-box>
            <text:p><text:span text:style-name="T5">underfitting</text:span></text:p>
          </draw:text-box>
        </draw:frame>
        <draw:frame draw:style-name="gr3" draw:text-style-name="P6" draw:layer="layout" svg:width="2.339cm" svg:height="0.725cm" svg:x="8.1cm" svg:y="3.675cm">
          <draw:text-box>
            <text:p><text:span text:style-name="T5">overfitting</text:span></text:p>
          </draw:text-box>
        </draw:frame>
        <draw:line draw:style-name="gr1" draw:text-style-name="P1" draw:layer="layout" svg:x1="3.4cm" svg:y1="19.339cm" svg:x2="3.4cm" svg:y2="13.039cm">
          <text:p/>
        </draw:line>
        <draw:line draw:style-name="gr1" draw:text-style-name="P1" draw:layer="layout" svg:x1="2.9cm" svg:y1="18.939cm" svg:x2="16.2cm" svg:y2="18.939cm">
          <text:p/>
        </draw:line>
        <draw:frame draw:style-name="gr2" draw:text-style-name="P2" draw:layer="layout" svg:width="2.4cm" svg:height="1cm" svg:x="1.3cm" svg:y="13.039cm">
          <draw:text-box>
            <text:p><text:span text:style-name="T1">Erreur</text:span></text:p>
          </draw:text-box>
        </draw:frame>
        <draw:frame draw:style-name="gr3" draw:text-style-name="P2" draw:layer="layout" svg:width="4.651cm" svg:height="2.144cm" svg:x="15.2cm" svg:y="19.118cm">
          <draw:text-box>
            <text:p><text:span text:style-name="T1">N (taille de</text:span></text:p>
            <text:p><text:span text:style-name="T1">l'échantillon</text:span></text:p>
            <text:p><text:span text:style-name="T1">d'apprentissage)</text:span></text:p>
          </draw:text-box>
        </draw:frame>
        <draw:line draw:style-name="gr8" draw:text-style-name="P1" draw:layer="layout" svg:x1="3.4cm" svg:y1="17.2cm" svg:x2="15.9cm" svg:y2="17.2cm">
          <text:p/>
        </draw:line>
        <draw:frame draw:style-name="gr3" draw:text-style-name="P7" draw:layer="layout" svg:width="4.155cm" svg:height="1.916cm" svg:x="-1.055cm" svg:y="16.084cm">
          <draw:text-box>
            <text:p><text:span text:style-name="T4">Plus petit taux</text:span></text:p>
            <text:p><text:span text:style-name="T4">d'erreur, celui du</text:span></text:p>
            <text:p><text:span text:style-name="T4">modèle optimal</text:span></text:p>
          </draw:text-box>
        </draw:frame>
        <draw:path draw:style-name="gr6" draw:text-style-name="P1" draw:layer="layout" svg:width="9.503cm" svg:height="8.236cm" draw:transform="skewX (9.51774637415911E-017) rotate (0.844215759189498) translate (3.42963602271058cm 18.9323448301756cm)" svg:viewBox="0 0 9504 8237" svg:d="m0 21c314-46 655-22 929 143 811 390 2022 1365 2231 1537s867 737 1080 913c201 166 2038 1992 2209 2184 176 198 3055 3439 3055 3439">
          <text:p/>
        </draw:path>
        <draw:frame draw:style-name="gr3" draw:text-style-name="P4" draw:layer="layout" svg:width="0.955cm" svg:height="0.64cm" svg:x="12.8cm" svg:y="17.3cm">
          <draw:text-box>
            <text:p><text:span text:style-name="T3">TS</text:span></text:p>
          </draw:text-box>
        </draw:frame>
        <draw:path draw:style-name="gr5" draw:text-style-name="P1" draw:layer="layout" svg:width="3.447cm" svg:height="12.255cm" draw:transform="rotate (-1.57079632679579) translate (15.7999999999899cm 13.5859999999638cm)" svg:viewBox="0 0 3448 12256" svg:d="m0 12256c314-56 349-70 526-119 488-135 888-537 1068-746 126-183 649-847 712-1052 55-180 176-339 221-526 45-185 280-895 339-1068s85-349 136-526c50-173 99-348 135-526 37-185 54-375 102-559 47-180 110-1432 136-1612 26-179 14-361 17-542 3-180 42-893 51-1069 9-185 3-374 0-560-3-180-29-3351-29-3351">
          <text:p/>
        </draw:path>
        <draw:frame draw:style-name="gr3" draw:text-style-name="P3" draw:layer="layout" svg:width="0.93cm" svg:height="0.64cm" svg:x="12.87cm" svg:y="16.4cm">
          <draw:text-box>
            <text:p><text:span text:style-name="T2">LS</text:span></text:p>
          </draw:text-box>
        </draw:frame>
      </draw:page>
      <draw:page draw:name="page2" draw:style-name="dp1" draw:master-page-name="Standard">
        <draw:line draw:style-name="gr1" draw:text-style-name="P1" draw:layer="layout" svg:x1="3.5cm" svg:y1="12.3cm" svg:x2="3.5cm" svg:y2="5cm">
          <text:p/>
        </draw:line>
        <draw:line draw:style-name="gr1" draw:text-style-name="P1" draw:layer="layout" svg:x1="3cm" svg:y1="11.5cm" svg:x2="14.3cm" svg:y2="11.5cm">
          <text:p/>
        </draw:line>
        <draw:line draw:style-name="gr9" draw:text-style-name="P1" draw:layer="layout" svg:x1="3.5cm" svg:y1="10.6cm" svg:x2="13.5cm" svg:y2="7.2cm">
          <text:p/>
        </draw:line>
        <draw:path draw:style-name="gr10" draw:text-style-name="P1" draw:layer="layout" svg:width="3.654cm" svg:height="9.24cm" draw:transform="skewX (-5.51480104214957E-017) rotate (-1.15261543801802) translate (12.01577148319cm 3.56009491281104cm)" svg:viewBox="0 0 3655 9241" svg:d="m0 9209c243 44 1201 47 1432-20 229-68 802-81 1137-589 447-1005 670-5060 700-5270 29-202 386-3330 386-3330">
          <text:p/>
        </draw:path>
        <draw:line draw:style-name="gr11" draw:text-style-name="P1" draw:layer="layout" svg:x1="5.2cm" svg:y1="9.4cm" svg:x2="5.2cm" svg:y2="11.5cm">
          <text:p/>
        </draw:line>
        <draw:frame draw:style-name="gr12" draw:layer="layout" svg:width="0.502cm" svg:height="1.204cm" svg:x="5.1cm" svg:y="11.9cm">
          <draw:text-box>
            <text:p/>
          </draw:text-box>
        </draw:frame>
        <draw:frame draw:style-name="gr3" draw:text-style-name="P9" draw:layer="layout" svg:width="1.006cm" svg:height="0.882cm" svg:x="4.794cm" svg:y="11.5cm">
          <draw:text-box>
            <text:p text:style-name="P8"><text:span text:style-name="T6">λ*</text:span></text:p>
          </draw:text-box>
        </draw:frame>
        <draw:frame draw:style-name="gr3" draw:text-style-name="P10" draw:layer="layout" svg:width="0.786cm" svg:height="0.882cm" svg:x="13.631cm" svg:y="11.661cm">
          <draw:text-box>
            <text:p text:style-name="P8"><text:span text:style-name="T7">λ</text:span></text:p>
          </draw:text-box>
        </draw:frame>
        <draw:frame draw:style-name="gr13" draw:text-style-name="P2" draw:layer="layout" svg:width="2.3cm" svg:height="1.294cm" svg:x="1.7cm" svg:y="4.906cm">
          <draw:text-box>
            <text:p><text:span text:style-name="T1">TSE</text:span><text:span text:style-name="T8">R</text:span></text:p>
          </draw:text-box>
        </draw:frame>
      </draw:page>
      <draw:page draw:name="page3" draw:style-name="dp1" draw:master-page-name="Standard">
        <draw:line draw:style-name="gr1" draw:text-style-name="P1" draw:layer="layout" svg:x1="2.9cm" svg:y1="8.2cm" svg:x2="2.9cm" svg:y2="3.2cm">
          <text:p/>
        </draw:line>
        <draw:line draw:style-name="gr1" draw:text-style-name="P1" draw:layer="layout" svg:x1="2.2cm" svg:y1="7.4cm" svg:x2="10.7cm" svg:y2="7.4cm">
          <text:p/>
        </draw:line>
        <draw:line draw:style-name="gr9" draw:text-style-name="P1" draw:layer="layout" svg:x1="3.1cm" svg:y1="6.9cm" svg:x2="7.7cm" svg:y2="4cm">
          <text:p/>
        </draw:line>
        <draw:frame draw:style-name="gr3" draw:text-style-name="P11" draw:layer="layout" svg:width="3.089cm" svg:height="0.839cm" svg:x="7.8cm" svg:y="3.361cm">
          <draw:text-box>
            <text:p><text:span text:style-name="T9">w x + b = 0</text:span></text:p>
          </draw:text-box>
        </draw:frame>
        <draw:frame draw:style-name="gr3" draw:layer="layout" svg:width="1.404cm" svg:height="0.963cm" svg:x="5.596cm" svg:y="5.4cm">
          <draw:text-box>
            <text:p>&lt; 0</text:p>
          </draw:text-box>
        </draw:frame>
        <draw:frame draw:style-name="gr3" draw:layer="layout" svg:width="1.404cm" svg:height="0.963cm" svg:x="4.396cm" svg:y="3.837cm">
          <draw:text-box>
            <text:p>&gt; 0</text:p>
          </draw:text-box>
        </draw:frame>
        <draw:line draw:style-name="gr1" draw:text-style-name="P1" draw:layer="layout" svg:x1="2.9cm" svg:y1="14.7cm" svg:x2="2.9cm" svg:y2="9.3cm">
          <text:p/>
        </draw:line>
        <draw:line draw:style-name="gr1" draw:text-style-name="P1" draw:layer="layout" svg:x1="2.2cm" svg:y1="14.1cm" svg:x2="10.5cm" svg:y2="14.1cm">
          <text:p/>
        </draw:line>
        <draw:path draw:style-name="gr9" draw:text-style-name="P1" draw:layer="layout" svg:width="3.706cm" svg:height="6.486cm" draw:transform="rotate (-1.57079632679579) translate (9.50499999999231cm 10.1319999999866cm)" svg:viewBox="0 0 3707 6487" svg:d="m0 6487c868-82 2868-982 3268-1782 500-1100 433-3516 437-3725 4-208-1-418 0-628v-196-156">
          <text:p/>
        </draw:path>
        <draw:frame draw:style-name="gr3" draw:text-style-name="P11" draw:layer="layout" svg:width="0.883cm" svg:height="0.839cm" svg:x="9.817cm" svg:y="14.2cm">
          <draw:text-box>
            <text:p><text:span text:style-name="T9">C</text:span></text:p>
          </draw:text-box>
        </draw:frame>
        <draw:frame draw:style-name="gr3" draw:text-style-name="P11" draw:layer="layout" svg:width="1.598cm" svg:height="0.839cm" svg:x="9.717cm" svg:y="13.061cm">
          <draw:text-box>
            <text:p><text:span text:style-name="T9">biais</text:span></text:p>
          </draw:text-box>
        </draw:frame>
        <draw:frame draw:style-name="gr3" draw:text-style-name="P11" draw:layer="layout" svg:width="2.509cm" svg:height="0.839cm" svg:x="8.391cm" svg:y="9.961cm">
          <draw:text-box>
            <text:p><text:span text:style-name="T9">variance</text:span></text:p>
          </draw:text-box>
        </draw:frame>
        <draw:path draw:style-name="gr9" draw:text-style-name="P1" draw:layer="layout" svg:width="6.67cm" svg:height="3.19cm" draw:transform="skewX (8.74958702376865E-017) rotate (0.909316540288874) translate (3.00764894058147cm 13.9459419200966cm)" svg:viewBox="0 0 6671 3191" svg:d="m0 13c253-55 495 79 742 93 266 14 513 67 767 124 251 55 503 109 745 189 224 74 444 170 667 252 214 77 417 184 621 286 193 96 938 544 1117 670 176 123 355 231 528 359 168 124 1319 1046 1456 1201l28 4">
          <text:p/>
        </draw:path>
        <draw:line draw:style-name="gr1" draw:text-style-name="P1" draw:layer="layout" svg:x1="4.6cm" svg:y1="24.2cm" svg:x2="4.6cm" svg:y2="16.3cm">
          <text:p/>
        </draw:line>
        <draw:line draw:style-name="gr1" draw:text-style-name="P1" draw:layer="layout" svg:x1="3.6cm" svg:y1="23.6cm" svg:x2="15.9cm" svg:y2="23.6cm">
          <text:p/>
        </draw:line>
        <draw:line draw:style-name="gr14" draw:text-style-name="P1" draw:layer="layout" svg:x1="4.9cm" svg:y1="23.3cm" svg:x2="14.1cm" svg:y2="17.9cm">
          <text:p/>
        </draw:line>
        <draw:line draw:style-name="gr15" draw:text-style-name="P1" draw:layer="layout" svg:x1="11.2cm" svg:y1="21cm" svg:x2="8.3cm" svg:y2="16.8cm">
          <text:p/>
        </draw:line>
        <draw:circle draw:style-name="gr16" draw:text-style-name="P1" draw:layer="layout" svg:width="0.4cm" svg:height="0.4cm" svg:x="7cm" svg:y="18.9cm">
          <text:p/>
        </draw:circle>
        <draw:path draw:style-name="gr17" draw:text-style-name="P1" draw:layer="layout" svg:width="4.39cm" svg:height="0.546cm" draw:transform="rotate (0.524820506074596) translate (4.62605130585549cm 22.8268428826368cm)" svg:viewBox="0 0 4391 547" svg:d="m0 547c0 0 1343-536 2050-547 801-12 2341 547 2341 547">
          <text:p/>
        </draw:path>
        <draw:path draw:style-name="gr17" draw:text-style-name="P1" draw:layer="layout" svg:width="2.359cm" svg:height="0.33cm" draw:transform="rotate (-0.935845544920369) translate (7.56620970991805cm 19.0038766726534cm)" svg:viewBox="0 0 2360 331" svg:d="m0 331c0 0 810-336 1237-331 390 5 1123 330 1123 330">
          <text:p/>
        </draw:path>
        <draw:frame draw:style-name="gr3" draw:text-style-name="P12" draw:layer="layout" svg:width="3.203cm" svg:height="1.361cm" svg:x="12.7cm" svg:y="18.8cm">
          <draw:text-box>
            <text:p><text:span text:style-name="T10">Première</text:span></text:p>
            <text:p><text:span text:style-name="T10">composante</text:span></text:p>
          </draw:text-box>
        </draw:frame>
        <draw:frame draw:style-name="gr3" draw:text-style-name="P13" draw:layer="layout" svg:width="3.203cm" svg:height="1.361cm" svg:x="10.7cm" svg:y="21.039cm">
          <draw:text-box>
            <text:p><text:span text:style-name="T11">Seconde</text:span></text:p>
            <text:p><text:span text:style-name="T11">composante</text:span></text:p>
          </draw:text-box>
        </draw:frame>
      </draw:page>
      <draw:page draw:name="page4" draw:style-name="dp1" draw:master-page-name="Standard">
        <draw:rect draw:style-name="gr18" draw:text-style-name="P1" draw:layer="layout" svg:width="1cm" svg:height="4cm" svg:x="4.799cm" svg:y="21.199cm">
          <text:p/>
        </draw:rect>
        <draw:rect draw:style-name="gr18" draw:text-style-name="P1" draw:layer="layout" svg:width="1cm" svg:height="4cm" svg:x="2.9cm" svg:y="21.2cm">
          <text:p/>
        </draw:rect>
        <draw:line draw:style-name="gr1" draw:text-style-name="P1" draw:layer="layout" svg:x1="3.2cm" svg:y1="9.901cm" svg:x2="3.2cm" svg:y2="3.601cm">
          <text:p/>
        </draw:line>
        <draw:line draw:style-name="gr1" draw:text-style-name="P1" draw:layer="layout" svg:x1="2.7cm" svg:y1="9.501cm" svg:x2="16cm" svg:y2="9.501cm">
          <text:p/>
        </draw:line>
        <draw:frame draw:style-name="gr2" draw:text-style-name="P2" draw:layer="layout" svg:width="2.4cm" svg:height="1cm" svg:x="1.1cm" svg:y="3.601cm">
          <draw:text-box>
            <text:p><text:span text:style-name="T1">Erreur</text:span></text:p>
          </draw:text-box>
        </draw:frame>
        <draw:frame draw:style-name="gr3" draw:text-style-name="P2" draw:layer="layout" svg:width="3.321cm" svg:height="0.882cm" svg:x="13.479cm" svg:y="9.701cm">
          <draw:text-box>
            <text:p><text:span text:style-name="T1">Complexité</text:span></text:p>
          </draw:text-box>
        </draw:frame>
        <draw:path draw:style-name="gr19" draw:text-style-name="P1" draw:layer="layout" svg:width="3.697cm" svg:height="10.124cm" draw:transform="rotate (-1.68110113552181) translate (13.4638704368963cm 6.01561754793134cm)" svg:viewBox="0 0 3698 10125" svg:d="m0 10125c385-54 1082-220 1473-453 464-275 868-541 1188-948 323-411 570-1001 740-1491 145-418 241-1501 288-1943 44-412-86-2606-163-3302l-221-1988">
          <text:p/>
        </draw:path>
        <draw:path draw:style-name="gr20" draw:text-style-name="P1" draw:layer="layout" svg:width="6.368cm" svg:height="8.109cm" draw:transform="rotate (-0.843168561639487) translate (9.0642243487956cm -0.455801274194305cm)" svg:viewBox="0 0 6369 8110" svg:d="m0 7451c200 9 1445 483 1876 600s1777 110 2451-496c939-904 2042-7555 2042-7555">
          <text:p/>
        </draw:path>
        <draw:path draw:style-name="gr21" draw:text-style-name="P1" draw:layer="layout" svg:width="6.106cm" svg:height="7.585cm" draw:transform="rotate (-1.15191730631723) translate (10.7159828180277cm 1.42080606230144cm)" svg:viewBox="0 0 6107 7586" svg:d="m0 7570c768 88 2498-201 3026-404 792-304 1625-699 2113-1795s968-5371 968-5371">
          <text:p/>
        </draw:path>
        <draw:frame draw:style-name="gr3" draw:text-style-name="P14" draw:layer="layout" svg:width="0.955cm" svg:height="0.91cm" svg:x="11.851cm" svg:y="3.844cm">
          <draw:text-box>
            <text:p><text:span text:style-name="T12">E</text:span><text:span text:style-name="T13">1</text:span></text:p>
          </draw:text-box>
        </draw:frame>
        <draw:frame draw:style-name="gr3" draw:text-style-name="P15" draw:layer="layout" svg:width="1.239cm" svg:height="0.91cm" svg:x="13.735cm" svg:y="6.244cm">
          <draw:text-box>
            <text:p><text:span text:style-name="T12">E</text:span><text:span text:style-name="T13">ens</text:span></text:p>
          </draw:text-box>
        </draw:frame>
        <draw:frame draw:style-name="gr3" draw:text-style-name="P16" draw:layer="layout" svg:width="2.623cm" svg:height="1.199cm" svg:x="4.9cm" svg:y="9.8cm">
          <draw:text-box>
            <text:p text:style-name="P1"><text:span text:style-name="T5">Complexité</text:span></text:p>
            <text:p text:style-name="P1"><text:span text:style-name="T5">optimale</text:span></text:p>
          </draw:text-box>
        </draw:frame>
        <draw:path draw:style-name="gr22" draw:text-style-name="P1" draw:layer="layout" svg:width="3.656cm" svg:height="10.124cm" draw:transform="rotate (-1.68110113552181) translate (13.4638704368963cm 5.61461754793134cm)" svg:viewBox="0 0 3657 10125" svg:d="m0 10125c385-54 1343-461 1734-695 464-274 685-509 1005-916 323-411 493-791 663-1281 133-618 240-2048 255-3147 11-806-352-4086-352-4086">
          <text:p/>
        </draw:path>
        <draw:frame draw:style-name="gr3" draw:text-style-name="P17" draw:layer="layout" svg:width="1.442cm" svg:height="0.759cm" svg:x="13.178cm" svg:y="8.894cm">
          <draw:text-box>
            <text:p><text:span text:style-name="T14">biais</text:span></text:p>
          </draw:text-box>
        </draw:frame>
        <draw:line draw:style-name="gr23" draw:text-style-name="P1" draw:layer="layout" svg:x1="3.2cm" svg:y1="9.5cm" svg:x2="13.3cm" svg:y2="5.5cm">
          <text:p text:style-name="P1"><text:s/></text:p>
        </draw:line>
        <draw:line draw:style-name="gr24" draw:text-style-name="P1" draw:layer="layout" svg:x1="3.175cm" svg:y1="9.475cm" svg:x2="13.2cm" svg:y2="7.5cm">
          <text:p text:style-name="P1"><text:s/></text:p>
        </draw:line>
        <draw:frame draw:style-name="gr3" draw:text-style-name="P18" draw:layer="layout" svg:width="2.225cm" svg:height="0.759cm" svg:x="13.7cm" svg:y="4.894cm">
          <draw:text-box>
            <text:p><text:span text:style-name="T15">variance</text:span></text:p>
          </draw:text-box>
        </draw:frame>
        <draw:line draw:style-name="gr8" draw:text-style-name="P1" draw:layer="layout" svg:x1="6.2cm" svg:y1="4.8cm" svg:x2="6.2cm" svg:y2="9.5cm">
          <text:p/>
        </draw:line>
        <draw:line draw:style-name="gr8" draw:text-style-name="P1" draw:layer="layout" svg:x1="7.6cm" svg:y1="4.8cm" svg:x2="7.6cm" svg:y2="9.5cm">
          <text:p/>
        </draw:line>
        <draw:line draw:style-name="gr25" draw:text-style-name="P1" draw:layer="layout" svg:x1="6.5cm" svg:y1="4.9cm" svg:x2="7.5cm" svg:y2="4.9cm">
          <text:p/>
        </draw:line>
        <draw:line draw:style-name="gr26" draw:text-style-name="P1" draw:layer="layout" svg:x1="8.8cm" svg:y1="11.645cm" svg:x2="10.3cm" svg:y2="11.645cm">
          <text:p/>
        </draw:line>
        <draw:line draw:style-name="gr27" draw:text-style-name="P1" draw:layer="layout" svg:x1="8.8cm" svg:y1="11.045cm" svg:x2="10.3cm" svg:y2="11.045cm">
          <text:p/>
        </draw:line>
        <draw:frame draw:style-name="gr28" draw:text-style-name="P19" draw:layer="layout" svg:width="2.965cm" svg:height="0.66cm" svg:x="10.421cm" svg:y="10.7cm">
          <draw:text-box>
            <text:p><text:span text:style-name="T16">Un seul modèle</text:span></text:p>
          </draw:text-box>
        </draw:frame>
        <draw:frame draw:style-name="gr28" draw:text-style-name="P19" draw:layer="layout" svg:width="3.773cm" svg:height="0.66cm" svg:x="10.427cm" svg:y="11.285cm">
          <draw:text-box>
            <text:p><text:span text:style-name="T16">Méthode d'ensemble</text:span></text:p>
          </draw:text-box>
        </draw:frame>
        <draw:frame draw:style-name="standard" draw:layer="layout" svg:width="15.573cm" svg:height="4.388cm" svg:x="2.149cm" svg:y="14.431cm">
          <table:table table:template-name="default" table:use-first-row-styles="true" table:use-banding-rows-styles="true">
            <table:table-column table:style-name="co1"/>
            <table:table-column table:style-name="co2"/>
            <table:table-column table:style-name="co3"/>
            <table:table-column table:style-name="co4"/>
            <table:table-column table:style-name="co2"/>
            <table:table-column table:style-name="co2"/>
            <table:table-column table:style-name="co5"/>
            <table:table-column table:style-name="co6"/>
            <table:table-row table:style-name="ro1" table:default-cell-style-name="ce1">
              <table:table-cell>
                <text:p text:style-name="P1">x<text:span text:style-name="T17">1</text:span></text:p>
              </table:table-cell>
              <table:table-cell>
                <text:p text:style-name="P1">...</text:p>
              </table:table-cell>
              <table:table-cell table:style-name="ce2">
                <text:p text:style-name="P1">x<text:span text:style-name="T17">p</text:span></text:p>
              </table:table-cell>
              <table:table-cell>
                <text:p text:style-name="P1">y</text:p>
              </table:table-cell>
              <table:table-cell>
                <text:p text:style-name="P1">y<text:span text:style-name="T17">1</text:span></text:p>
              </table:table-cell>
              <table:table-cell>
                <text:p text:style-name="P1">...</text:p>
              </table:table-cell>
              <table:table-cell>
                <text:p text:style-name="P1">y<text:span text:style-name="T17">T</text:span></text:p>
              </table:table-cell>
              <table:table-cell>
                <text:p text:style-name="P1">y<text:span text:style-name="T17">stacking</text:span></text:p>
              </table:table-cell>
            </table:table-row>
            <table:table-row table:style-name="ro2" table:default-cell-style-name="ce3">
              <table:table-cell/>
              <table:table-cell/>
              <table:table-cell table:style-name="ce4"/>
              <table:table-cell/>
              <table:table-cell/>
              <table:table-cell/>
              <table:table-cell/>
              <table:table-cell/>
            </table:table-row>
          </table:table>
          <draw:image xlink:href="Pictures/TablePreview1.svm" xlink:type="simple" xlink:show="embed" xlink:actuate="onLoad"/>
        </draw:frame>
        <draw:rect draw:style-name="gr29" draw:text-style-name="P1" draw:layer="layout" svg:width="0.9cm" svg:height="3cm" svg:x="10.1cm" svg:y="15.8cm">
          <text:p/>
        </draw:rect>
        <draw:rect draw:style-name="gr29" draw:text-style-name="P1" draw:layer="layout" svg:width="0.9cm" svg:height="3cm" svg:x="14cm" svg:y="15.8cm">
          <text:p/>
        </draw:rect>
        <draw:line draw:style-name="gr1" draw:text-style-name="P1" draw:layer="layout" svg:x1="11.2cm" svg:y1="16.2cm" svg:x2="15.8cm" svg:y2="16.2cm">
          <text:p/>
        </draw:line>
        <draw:line draw:style-name="gr1" draw:text-style-name="P1" draw:layer="layout" svg:x1="11.2cm" svg:y1="16.8cm" svg:x2="15.8cm" svg:y2="16.8cm">
          <text:p/>
        </draw:line>
        <draw:line draw:style-name="gr1" draw:text-style-name="P1" draw:layer="layout" svg:x1="11.2cm" svg:y1="17.4cm" svg:x2="15.8cm" svg:y2="17.4cm">
          <text:p/>
        </draw:line>
        <draw:line draw:style-name="gr1" draw:text-style-name="P1" draw:layer="layout" svg:x1="11.2cm" svg:y1="18cm" svg:x2="15.8cm" svg:y2="18cm">
          <text:p/>
        </draw:line>
        <draw:line draw:style-name="gr1" draw:text-style-name="P1" draw:layer="layout" svg:x1="11.2cm" svg:y1="18.6cm" svg:x2="15.8cm" svg:y2="18.6cm">
          <text:p/>
        </draw:line>
        <draw:rect draw:style-name="gr29" draw:text-style-name="P1" draw:layer="layout" svg:width="1cm" svg:height="1.4cm" svg:x="2.9cm" svg:y="21.2cm">
          <text:p/>
        </draw:rect>
        <draw:rect draw:style-name="gr18" draw:text-style-name="P1" draw:layer="layout" svg:width="1cm" svg:height="4cm" svg:x="6.798cm" svg:y="21.198cm">
          <text:p/>
        </draw:rect>
        <draw:rect draw:style-name="gr29" draw:text-style-name="P1" draw:layer="layout" svg:width="1cm" svg:height="1.2cm" svg:x="6.8cm" svg:y="24cm">
          <text:p/>
        </draw:rect>
        <draw:rect draw:style-name="gr29" draw:text-style-name="P1" draw:layer="layout" svg:width="1cm" svg:height="1.4cm" svg:x="4.8cm" svg:y="22.6cm">
          <text:p/>
        </draw:rect>
        <draw:frame draw:style-name="gr3" draw:layer="layout" svg:width="0.875cm" svg:height="0.963cm" svg:x="3.925cm" svg:y="22.9cm">
          <draw:text-box>
            <text:p>+</text:p>
          </draw:text-box>
        </draw:frame>
        <draw:frame draw:style-name="gr3" draw:layer="layout" svg:width="0.875cm" svg:height="0.963cm" svg:x="5.9cm" svg:y="22.9cm">
          <draw:text-box>
            <text:p>+</text:p>
          </draw:text-box>
        </draw:frame>
        <draw:frame draw:style-name="gr3" draw:layer="layout" svg:width="1.052cm" svg:height="0.963cm" svg:x="7.925cm" svg:y="22.9cm">
          <draw:text-box>
            <text:p>= </text:p>
          </draw:text-box>
        </draw:frame>
        <draw:frame draw:style-name="gr3" draw:layer="layout" svg:width="0.891cm" svg:height="1.17cm" svg:x="8.809cm" svg:y="22.8cm">
          <draw:text-box>
            <text:p>y<text:span text:style-name="T18">i</text:span></text:p>
          </draw:text-box>
        </draw:frame>
        <draw:frame draw:style-name="gr30" draw:text-style-name="P21" draw:layer="layout" svg:width="3.6cm" svg:height="0.759cm" svg:x="0.3cm" svg:y="21.441cm">
          <draw:text-box>
            <text:p text:style-name="P20"><text:span text:style-name="T19">Prédiction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10T17:16:20.64</meta:creation-date>
    <dc:date>2012-12-26T16:17:36.03</dc:date>
    <meta:editing-duration>PT1H13M39S</meta:editing-duration>
    <meta:editing-cycles>14</meta:editing-cycles>
    <meta:generator>OpenOffice.org/3.4.1$Win32 OpenOffice.org_project/341m1$Build-9593</meta:generator>
    <meta:document-statistic meta:object-count="100"/>
  </office:meta>
</office:document-meta>
</file>